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402in" loext:contextual-spacing="false" fo:text-indent="0in" style:auto-text-indent="false"/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.0402in" loext:contextual-spacing="false" fo:text-indent="0in" style:auto-text-indent="false"/>
      <style:text-properties style:text-line-through-style="solid" style:text-line-through-type="single" style:font-name="Courier New" fo:font-size="10pt" style:font-size-asian="10pt" style:font-size-complex="10pt"/>
    </style:style>
    <style:style style:name="P3" style:family="paragraph" style:parent-style-name="Standard">
      <style:paragraph-properties fo:margin-left="0in" fo:margin-right="0in" fo:margin-top="0in" fo:margin-bottom="0.0402in" loext:contextual-spacing="false" fo:text-indent="0in" style:auto-text-indent="false"/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.0402in" loext:contextual-spacing="false" fo:text-indent="0in" style:auto-text-indent="false"/>
      <style:text-properties fo:color="#0000ff"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color="#0000ff"/>
    </style:style>
    <style:style style:name="T3" style:family="text">
      <style:text-properties fo:color="#0000ff" style:text-line-through-style="solid" style:text-line-through-type="single"/>
    </style:style>
    <style:style style:name="T4" style:family="text">
      <style:text-properties fo:color="#0000ff" style:text-line-through-style="none" style:text-line-through-type="none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color="#fe007f"/>
    </style:style>
    <style:style style:name="T8" style:family="text">
      <style:text-properties fo:color="#fe007f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3276*" fo:start-indent="0in" fo:end-indent="0.1in"/>
          <style:column style:rel-width="3420*" fo:start-indent="0.1in" fo:end-indent="0.1in"/>
          <style:column style:rel-width="3276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text:s text:c="5"/><text:span text:style-name="T10">22 <text:s/>chmacs.h</text:span></text:p>
        <text:p text:style-name="P1"><text:s text:c="5"/><text:span text:style-name="T10">37 <text:s/>dchars.h</text:span></text:p>
        <text:p text:style-name="P1"><text:s text:c="5"/><text:span text:style-name="T10">93 <text:s/>deferr.h</text:span></text:p>
        <text:p text:style-name="P1"><text:s text:c="5"/><text:span text:style-name="T10">89 <text:s/>defext.h</text:span></text:p>
        <text:p text:style-name="P1"><text:s text:c="4"/><text:span text:style-name="T10"><text:s/>24 <text:s/>dscren.h</text:span></text:p>
        <text:p text:style-name="P1"><text:s text:c="4"/><text:span text:style-name="T10">702 <text:s/>tecoc.h</text:span></text:p>
        <text:p text:style-name="P1"><text:s text:c="4"/><text:span text:style-name="T10">288 <text:s/>vrbmsg.h</text:span></text:p>
        <text:p text:style-name="P1"><text:s text:c="4"/><text:span text:style-name="T10">641 <text:s/>zport.h</text:span></text:p>
        <text:p text:style-name="P1"/>
        <text:p text:style-name="P1"><text:s text:c="4"/>333 <text:s/>amodem.c</text:p>
        <text:p text:style-name="P1"><text:s text:c="4"/>338 <text:s/>baksrc.c</text:p>
        <text:p text:style-name="P1"><text:s text:c="4"/>243 <text:s/>bldstr.c</text:p>
        <text:p text:style-name="P1"><text:s text:c="4"/><text:span text:style-name="T10"><text:s/>50 <text:s/>clenup.c</text:span></text:p>
        <text:p text:style-name="P1"><text:s text:c="4"/>279 <text:s/>cmatch.c</text:p>
        <text:p text:style-name="P1"><text:s text:c="5"/>54 <text:s/>docjr.c</text:p>
        <text:p text:style-name="P1"><text:s text:c="5"/>88 <text:s/>doeves.c</text:p>
        <text:p text:style-name="P1"><text:s text:c="5"/>38 <text:s/>doflag.c</text:p>
        <text:p text:style-name="P1"><text:s/><text:span text:style-name="T9"><text:s text:c="3"/></text:span><text:span text:style-name="T10"><text:s/>51 <text:s/>echoit.c</text:span></text:p>
        <text:p text:style-name="P1"><text:s text:c="4"/><text:span text:style-name="T10">273 <text:s/>err.c</text:span></text:p>
        <text:p text:style-name="P1"><text:s text:c="4"/>113 <text:s/>exea.c</text:p>
        <text:p text:style-name="P1"><text:s text:c="5"/>17 <text:s/>exeats.c</text:p>
        <text:p text:style-name="P1"><text:s text:c="5"/>21 <text:s/>exebar.c</text:p>
        <text:p text:style-name="P1"><text:s text:c="5"/>15 <text:s/>exeb.c</text:p>
        <text:p text:style-name="P1"><text:s text:c="5"/>86 <text:s/>exebsl.c</text:p>
        <text:p text:style-name="P1"><text:s text:c="5"/>23 <text:s/>exec.c</text:p>
        <text:p text:style-name="P1"><text:s text:c="5"/>19 <text:s/>execcc.c</text:p>
        <text:p text:style-name="P1"><text:s text:c="5"/>22 <text:s/>execln.c</text:p>
        <text:p text:style-name="P1"><text:s text:c="5"/>25 <text:s/>execom.c</text:p>
        <text:p text:style-name="P1"><text:s text:c="5"/>38 <text:s/>execrt.c</text:p>
        <text:p text:style-name="P1"><text:s text:c="4"/>113 <text:s/>execst.c</text:p>
        <text:p text:style-name="P1"><text:s text:c="5"/>25 <text:s/>execta.c</text:p>
        <text:p text:style-name="P1"><text:s text:c="5"/>19 <text:s/>exectc.c</text:p>
        <text:p text:style-name="P1"><text:s text:c="5"/>16 <text:s/>exectd.c</text:p>
        <text:p text:style-name="P1"><text:s text:c="5"/>30 <text:s/>execte.c</text:p>
        <text:p text:style-name="P1"><text:s text:c="5"/>25 <text:s/>execti.c</text:p>
        <text:p text:style-name="P1"><text:s text:c="5"/>13 <text:s/>exectl.c</text:p>
        <text:p text:style-name="P1"><text:s text:c="5"/>17 <text:s/>exectn.c</text:p>
        <text:p text:style-name="P1"><text:s text:c="5"/>16 <text:s/>execto.c</text:p>
        <text:p text:style-name="P1"><text:s text:c="5"/>23 <text:s/>exectp.c</text:p>
        <text:p text:style-name="P1"><text:s text:c="5"/>24 <text:s/>exectq.c</text:p>
        <text:p text:style-name="P1"><text:s text:c="5"/>33 <text:s/>exectr.c</text:p>
        <text:p text:style-name="P1"><text:s text:c="5"/>15 <text:s/>exects.c</text:p>
        <text:p text:style-name="P1"><text:s text:c="5"/>40 <text:s/>exectt.c</text:p>
        <text:p text:style-name="P1"><text:s text:c="4"/>136 <text:s/>exectu.c</text:p>
        <text:p text:style-name="P1"><text:s text:c="5"/>29 <text:s/>exectv.c</text:p>
        <text:p text:style-name="P1"><text:s text:c="5"/>29 <text:s/>exectw.c</text:p>
        <text:p text:style-name="P1"><text:s text:c="5"/>13 <text:s/>exectx.c</text:p>
        <text:p text:style-name="P1"><text:s text:c="5"/>23 <text:s/>execty.c</text:p>
        <text:p text:style-name="P1"><text:s text:c="5"/>25 <text:s/>exectz.c</text:p>
        <text:p text:style-name="P1"><text:s text:c="5"/>55 <text:s/>exed.c</text:p>
        <text:p text:style-name="P1"><text:s text:c="5"/>49 <text:s/>exedgt.c</text:p>
        <text:p text:style-name="P1"><text:s text:c="5"/>20 <text:s/>exedot.c</text:p>
        <text:p text:style-name="P1"><text:s text:c="4"/>127 <text:s/>exedqu.c</text:p>
        <text:p text:style-name="P1"><text:s text:c="3"/>1443 <text:s/>exee.c</text:p>
        <text:p text:style-name="P1"><text:s text:c="5"/>54 <text:s/>exeequ.c</text:p>
        <text:p text:style-name="P1"><text:s text:c="5"/>33 <text:s/>exeesc.c</text:p>
        <text:p text:style-name="P1"><text:s text:c="5"/>20 <text:s/>exeexc.c</text:p>
        <text:p text:style-name="P1"><text:s text:c="5"/>37 <text:s/>exeey.c</text:p>
        <text:p text:style-name="P1"><text:s text:c="5"/>25 <text:s/>exefb.c</text:p>
        <text:p text:style-name="P1"><text:s text:c="4"/>333 <text:s/>exef.c</text:p>
        <text:p text:style-name="P1"><text:s text:c="5"/>54 <text:s/>exeg.c</text:p>
        <text:p text:style-name="P1"><text:s text:c="5"/>31 <text:s/>exegtr.c</text:p>
        <text:p text:style-name="P1"><text:s text:c="5"/>18 <text:s/>exeh.c</text:p>
        <text:p text:style-name="P1"><text:s text:c="5"/>70 <text:s/>exei.c</text:p>
        <text:p text:style-name="P1"><text:s text:c="5"/>13 <text:s/>exeill.c</text:p>
        <text:p text:style-name="P1"><text:s text:c="5"/>22 <text:s/>exej.c</text:p>
        <text:p text:style-name="P1"><text:s text:c="5"/>64 <text:s/>exek.c</text:p>
        <text:p text:style-name="P1"><text:s text:c="5"/>52 <text:s/>exelbr.c</text:p>
        <text:p text:style-name="P1"><text:s text:c="5"/>35 <text:s/>exel.c</text:p>
        <text:p text:style-name="P1"><text:s text:c="5"/>40 <text:s/>exelst.c</text:p>
        <text:p text:style-name="P1"><text:s text:c="5"/>91 <text:s/>exem.c</text:p>
        <text:p text:style-name="P1"><text:s text:c="5"/>34 <text:s/>exen.c</text:p>
        <text:p text:style-name="P1"><text:s text:c="5"/>11 <text:s/>exenul.c</text:p>
        <text:p text:style-name="P1"><text:s text:c="5"/>14 <text:s/>exenyi.c</text:p>
        <text:p text:style-name="P1"><text:s text:c="4"/>167 <text:s/>exeo.c</text:p>
        <text:p text:style-name="P1"><text:s text:c="5"/>25 <text:s/>exeopr.c</text:p>
        <text:p text:style-name="P1"><text:s text:c="5"/>57 <text:s/>exep.c</text:p>
        <text:p text:style-name="P1"><text:s text:c="5"/>36 <text:s/>exeprc.c</text:p>
        <text:p text:style-name="P1"><text:s text:c="5"/>41 <text:s/>exepw.c</text:p>
        <text:p text:style-name="P1"><text:s text:c="5"/>87 <text:s/>exeq.c</text:p>
        <text:p text:style-name="P1"><text:s text:c="5"/>17 <text:s/>exeqes.c</text:p>
        <text:p text:style-name="P1"><text:s text:c="5"/>69 <text:s/>exerbr.c</text:p>
        <text:p text:style-name="P1"><text:s text:c="5"/>23 <text:s/>exer.c</text:p>
        <text:p text:style-name="P1"><text:s text:c="5"/>22 <text:s/>exertp.c</text:p>
        <text:p text:style-name="P1"><text:s text:c="5"/>68 <text:s/>exes.c</text:p>
        <text:p text:style-name="P1"><text:s text:c="5"/>52 <text:s/>exescl.c</text:p>
        <text:p text:style-name="P1"><text:s text:c="5"/>51 <text:s/>exet.c</text:p>
        <text:p text:style-name="P1"><text:s text:c="5"/>38 <text:s/>exeu.c</text:p>
        <text:p text:style-name="P1"><text:s text:c="5"/>33 <text:s/>exeund.c</text:p>
        <text:p text:style-name="P1"><text:s text:c="5"/>14 <text:s/>exeusc.c</text:p>
        <text:p text:style-name="P1"><text:s text:c="5"/>38 <text:s/>exev.c</text:p>
        <text:p text:style-name="P1"><text:s text:c="4"/>280 <text:s/>exew.c</text:p>
        <text:p text:style-name="P1"><text:s text:c="5"/>94 <text:s/>exex.c</text:p>
        <text:p text:style-name="P1"><text:s text:c="5"/>28 <text:s/>exey.c</text:p>
        <text:p text:style-name="P1"><text:s text:c="5"/>19 <text:s/>exez.c</text:p>
        <text:p text:style-name="P1"><text:s text:c="5"/>47 <text:s/>findes.c</text:p>
        <text:p text:style-name="P1"><text:s text:c="5"/>86 <text:s/>findqr.c</text:p>
        <text:p text:style-name="P1"><text:s text:c="5"/>35 <text:s/>flowec.c</text:p>
        <text:p text:style-name="P1"><text:s text:c="5"/>38 <text:s/>flowee.c</text:p>
        <text:p text:style-name="P1"><text:s text:c="5"/>42 <text:s/>flowel.c</text:p>
        <text:p text:style-name="P1"><text:s text:c="4"/>231 <text:s/>genclp.c</text:p>
        <text:p text:style-name="P1"><text:s text:c="5"/>58 <text:s/>getara.c</text:p>
        <text:p text:style-name="P1"><text:s text:c="5"/>46 <text:s/>getnma.c</text:p>
        <text:p text:style-name="P1"><text:s text:c="5"/>25 <text:s/>inccbp.c</text:p>
        <text:p text:style-name="P1"><text:s text:c="4"/>159 <text:s/>init.c</text:p>
        <text:p text:style-name="P1"><text:s text:c="4"/>111 <text:s/>insstr.c</text:p>
        <text:p text:style-name="P1"><text:s text:c="5"/><text:span text:style-name="T10">26 <text:s/>isradx.c</text:span></text:p>
        <text:p text:style-name="P1"><text:s text:c="5"/>45 <text:s/>ln2chr.c</text:p>
        <text:p text:style-name="P1"><text:s text:c="5"/>85 <text:s/>makdbf.c</text:p>
        <text:p text:style-name="P1"><text:s text:c="5"/>46 <text:s/>makrom.c</text:p>
        <text:p text:style-name="P1"><text:s text:c="5"/>49 <text:s/>popmac.c</text:p>
        <text:p text:style-name="P1"><text:s text:c="5"/>61 <text:s/>pshmac.c</text:p>
        <text:p text:style-name="P1"><text:s text:c="4"/>154 <text:s/>purge.c</text:p>
        <text:p text:style-name="P1"><text:s text:c="4"/>162 <text:s/>pushex.c</text:p>
        <text:p text:style-name="P1"><text:s text:c="4"/>115 <text:s/>rdline.c</text:p>
        <text:p text:style-name="P1"><text:s text:c="5"/>27 <text:s/>rdpage.c</text:p>
        <text:p text:style-name="P1"><text:s text:c="4"/><text:span text:style-name="T10">640 <text:s/>readcs.c</text:span></text:p>
        <text:p text:style-name="P1"><text:s text:c="5"/>26 <text:s/>replac.c</text:p>
        <text:p text:style-name="P1"><text:s text:c="4"/>128 <text:s/>search.c</text:p>
        <text:p text:style-name="P1"><text:s text:c="5"/>27 <text:s/>singlp.c</text:p>
        <text:p text:style-name="P1"><text:s text:c="4"/>398 <text:s/>skpcmd.c</text:p>
        <text:p text:style-name="P1"><text:s text:c="4"/>315 <text:s/>srclop.c</text:p>
        <text:p text:style-name="P1"><text:s text:c="4"/>102 <text:s/>sserch.c</text:p>
        <text:p text:style-name="P1"><text:s text:c="5"/><text:span text:style-name="T10">13 <text:s/>tabort.c</text:span></text:p>
        <text:p text:style-name="P3"><text:s text:c="3"/>1095 <text:s/>tecoc.c</text:p>
        <text:p text:style-name="P1"><text:s text:c="5"/>13 <text:s/>test.c</text:p>
        <text:p text:style-name="P1"><text:s text:c="4"/><text:span text:style-name="T10">132 <text:s/>typbuf.c</text:span></text:p>
        <text:p text:style-name="P1"><text:s text:c="5"/><text:span text:style-name="T10">13 <text:s/>typest.c</text:span></text:p>
        <text:p text:style-name="P1"><text:s text:c="5"/>22 <text:s/>uminus.c</text:p>
        <text:p text:style-name="P1"><text:s text:c="4"/>103 <text:s/>wrpage.c</text:p>
        <text:p text:style-name="P1"><text:s text:c="3"/><text:span text:style-name="T1">1065 <text:s/>zamiga.c</text:span></text:p>
        <text:p text:style-name="P1"><text:s text:c="5"/>15 <text:s/>zfirst.c</text:p>
        <text:p text:style-name="P1"><text:s text:c="4"/>783 <text:s/>zfrsrc.c</text:p>
        <text:p text:style-name="P1"><text:s text:c="3"/><text:span text:style-name="T10">2170 <text:s/>zlinux.c</text:span></text:p>
        <text:p text:style-name="P1"><text:s text:c="3"/><text:span text:style-name="T1">2283 <text:s/>zmsdos.c</text:span></text:p>
        <text:p text:style-name="P2"><text:s text:c="3"/>1355 <text:s/>zos2.c</text:p>
        <text:p text:style-name="P2"><text:s text:c="3"/>2129 <text:s/>zosx.c</text:p>
        <text:p text:style-name="P2"><text:s text:c="3"/>2953 <text:s/>zunix.c</text:p>
        <text:p text:style-name="P2"><text:s text:c="4"/>585 <text:s/>zunkn.c</text:p>
        <text:p text:style-name="P1"><text:s text:c="2"/><text:span text:style-name="T5"><text:s/>1935 <text:s/>zvms.c</text:span></text:p>
        <text:p text:style-name="P4"><text:s text:c="3"/><text:span text:style-name="T6">2151 <text:s/>zwin32.c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9:01:01.909062866</meta:creation-date>
    <dc:date>2019-11-06T19:44:26.209038435</dc:date>
    <meta:editing-duration>PT12M27S</meta:editing-duration>
    <meta:editing-cycles>3</meta:editing-cycles>
    <meta:generator>LibreOffice/6.1.4.2$Linux_X86_64 LibreOffice_project/10$Build-2</meta:generator>
    <meta:print-date>2019-11-06T19:43:31.727503820</meta:print-date>
    <meta:document-statistic meta:table-count="0" meta:image-count="0" meta:object-count="0" meta:page-count="1" meta:paragraph-count="140" meta:word-count="280" meta:character-count="2305" meta:non-whitespace-character-count="1375"/>
  </office:meta>
</office:document-meta>
</file>